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  <style:font-face style:name="Lohit Hindi" svg:font-family="Lohit Hindi" style:font-family-generic="system"/>
    <style:font-face style:name="DejaVu Sans" svg:font-family="DejaVu Sans" style:font-family-generic="swiss"/>
    <style:font-face style:name="OpenSymbol" style:font-charset="x-symbol" svg:font-family="OpenSymbol" style:font-family-generic="system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19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20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21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22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23" style:parent-style-name="Standard" style:family="paragraph">
      <style:paragraph-properties fo:text-align="center"/>
      <style:text-properties fo:font-size="48pt" style:font-size-asian="48pt" style:font-size-complex="48pt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6" style:parent-style-name="Standard" style:family="paragraph">
      <style:paragraph-properties fo:break-before="page" fo:text-align="center"/>
      <style:text-properties style:font-name-asian="Times New Roman"/>
    </style:style>
    <style:style style:name="P27" style:parent-style-name="Standard" style:family="paragraph">
      <style:text-properties style:font-name-asian="Times New Roman"/>
    </style:style>
    <style:style style:name="P28" style:parent-style-name="Standard" style:family="paragraph"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-asian="Times New Roman"/>
    </style:style>
    <style:style style:name="P30" style:parent-style-name="Standard" style:family="paragraph">
      <style:paragraph-properties fo:text-align="justify"/>
      <style:text-properties style:font-name="맑은 고딕"/>
    </style:style>
    <style:style style:name="P31" style:parent-style-name="Standard" style:family="paragraph">
      <style:paragraph-properties fo:text-align="justify"/>
      <style:text-properties style:font-name-asian="Times New Roman"/>
    </style:style>
    <style:style style:name="P32" style:parent-style-name="Standard" style:family="paragraph">
      <style:paragraph-properties fo:text-align="justify"/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style:font-name-asian="Times New Roman" style:font-style-complex="italic"/>
    </style:style>
    <style:style style:name="P34" style:parent-style-name="Standard" style:family="paragraph">
      <style:paragraph-properties fo:text-align="justify"/>
    </style:style>
    <style:style style:name="T35" style:parent-style-name="기본단락글꼴" style:family="text">
      <style:text-properties style:font-name="맑은 고딕" style:font-style-complex="italic"/>
    </style:style>
    <style:style style:name="T36" style:parent-style-name="기본단락글꼴" style:family="text">
      <style:text-properties style:font-name="맑은 고딕" style:font-style-complex="italic"/>
    </style:style>
    <style:style style:name="T37" style:parent-style-name="기본단락글꼴" style:family="text">
      <style:text-properties style:font-name="맑은 고딕" style:font-style-complex="italic"/>
    </style:style>
    <style:style style:name="T38" style:parent-style-name="기본단락글꼴" style:family="text">
      <style:text-properties style:font-name="맑은 고딕" style:font-style-complex="italic"/>
    </style:style>
    <style:style style:name="T39" style:parent-style-name="기본단락글꼴" style:family="text">
      <style:text-properties style:font-name="맑은 고딕" style:font-style-complex="italic"/>
    </style:style>
    <style:style style:name="T40" style:parent-style-name="기본단락글꼴" style:family="text">
      <style:text-properties style:font-name="맑은 고딕" style:font-style-complex="italic"/>
    </style:style>
    <style:style style:name="T41" style:parent-style-name="기본단락글꼴" style:family="text">
      <style:text-properties style:font-name="맑은 고딕" style:font-style-complex="italic"/>
    </style:style>
    <style:style style:name="T42" style:parent-style-name="기본단락글꼴" style:family="text">
      <style:text-properties style:font-name="맑은 고딕" style:font-style-complex="italic"/>
    </style:style>
    <style:style style:name="T43" style:parent-style-name="기본단락글꼴" style:family="text">
      <style:text-properties style:font-name="맑은 고딕" style:font-style-complex="italic"/>
    </style:style>
    <style:style style:name="T44" style:parent-style-name="기본단락글꼴" style:family="text">
      <style:text-properties style:font-name="맑은 고딕" style:font-style-complex="italic"/>
    </style:style>
    <style:style style:name="T45" style:parent-style-name="기본단락글꼴" style:family="text">
      <style:text-properties style:font-name="맑은 고딕" style:font-style-complex="italic"/>
    </style:style>
    <style:style style:name="T46" style:parent-style-name="기본단락글꼴" style:family="text">
      <style:text-properties style:font-name="맑은 고딕" style:font-style-complex="italic"/>
    </style:style>
    <style:style style:name="T47" style:parent-style-name="기본단락글꼴" style:family="text">
      <style:text-properties style:font-name="맑은 고딕" style:font-style-complex="italic"/>
    </style:style>
    <style:style style:name="T48" style:parent-style-name="기본단락글꼴" style:family="text">
      <style:text-properties style:font-name="맑은 고딕" style:font-style-complex="italic"/>
    </style:style>
    <style:style style:name="T49" style:parent-style-name="기본단락글꼴" style:family="text">
      <style:text-properties style:font-name="맑은 고딕" style:font-style-complex="italic"/>
    </style:style>
    <style:style style:name="T50" style:parent-style-name="기본단락글꼴" style:family="text">
      <style:text-properties style:font-name="맑은 고딕" style:font-style-complex="italic"/>
    </style:style>
    <style:style style:name="T51" style:parent-style-name="기본단락글꼴" style:family="text">
      <style:text-properties style:font-name="맑은 고딕" style:font-style-complex="italic"/>
    </style:style>
    <style:style style:name="T52" style:parent-style-name="기본단락글꼴" style:family="text">
      <style:text-properties style:font-name="맑은 고딕" style:font-style-complex="italic"/>
    </style:style>
    <style:style style:name="T53" style:parent-style-name="기본단락글꼴" style:family="text">
      <style:text-properties style:font-name="맑은 고딕" style:font-style-complex="italic"/>
    </style:style>
    <style:style style:name="T54" style:parent-style-name="기본단락글꼴" style:family="text">
      <style:text-properties style:font-name="맑은 고딕" style:font-style-complex="italic"/>
    </style:style>
    <style:style style:name="T55" style:parent-style-name="기본단락글꼴" style:family="text">
      <style:text-properties style:font-name="맑은 고딕" style:font-style-complex="italic"/>
    </style:style>
    <style:style style:name="T56" style:parent-style-name="기본단락글꼴" style:family="text">
      <style:text-properties style:font-name="맑은 고딕" style:font-style-complex="italic"/>
    </style:style>
    <style:style style:name="T57" style:parent-style-name="기본단락글꼴" style:family="text">
      <style:text-properties style:font-name="맑은 고딕" style:font-style-complex="italic"/>
    </style:style>
    <style:style style:name="T58" style:parent-style-name="기본단락글꼴" style:family="text">
      <style:text-properties style:font-name="맑은 고딕" style:font-style-complex="italic"/>
    </style:style>
    <style:style style:name="T59" style:parent-style-name="기본단락글꼴" style:family="text">
      <style:text-properties style:font-name="맑은 고딕" style:font-style-complex="italic"/>
    </style:style>
    <style:style style:name="T60" style:parent-style-name="기본단락글꼴" style:family="text">
      <style:text-properties style:font-name="맑은 고딕" style:font-style-complex="italic"/>
    </style:style>
    <style:style style:name="P61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62" style:parent-style-name="Standard" style:family="paragraph">
      <style:paragraph-properties fo:text-align="justify"/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style:font-name-asian="Times New Roman"/>
    </style:style>
    <style:style style:name="P64" style:parent-style-name="Standard" style:family="paragraph">
      <style:paragraph-properties fo:text-align="justify"/>
      <style:text-properties style:font-name="맑은 고딕" style:font-style-complex="italic"/>
    </style:style>
    <style:style style:name="P65" style:parent-style-name="Standard" style:family="paragraph">
      <style:paragraph-properties fo:text-align="justify"/>
      <style:text-properties style:font-name="맑은 고딕" style:font-style-complex="italic"/>
    </style:style>
    <style:style style:name="P66" style:parent-style-name="Standard" style:family="paragraph">
      <style:paragraph-properties fo:text-align="justify"/>
      <style:text-properties style:font-name="맑은 고딕" style:font-style-complex="italic"/>
    </style:style>
    <style:style style:name="P67" style:parent-style-name="Standard" style:family="paragraph">
      <style:paragraph-properties fo:text-align="justify"/>
    </style:style>
    <style:style style:name="T68" style:parent-style-name="기본단락글꼴" style:family="text">
      <style:text-properties style:font-name="맑은 고딕" style:font-style-complex="italic"/>
    </style:style>
    <style:style style:name="T69" style:parent-style-name="기본단락글꼴" style:family="text">
      <style:text-properties style:font-name="맑은 고딕" style:font-style-complex="italic"/>
    </style:style>
    <style:style style:name="T70" style:parent-style-name="기본단락글꼴" style:family="text">
      <style:text-properties style:font-name="맑은 고딕" style:font-style-complex="italic"/>
    </style:style>
    <style:style style:name="T71" style:parent-style-name="기본단락글꼴" style:family="text">
      <style:text-properties style:font-name="맑은 고딕" style:font-style-complex="italic"/>
    </style:style>
    <style:style style:name="T72" style:parent-style-name="기본단락글꼴" style:family="text">
      <style:text-properties style:font-name="맑은 고딕" style:font-style-complex="italic"/>
    </style:style>
    <style:style style:name="T73" style:parent-style-name="기본단락글꼴" style:family="text">
      <style:text-properties style:font-name="맑은 고딕" style:font-style-complex="italic"/>
    </style:style>
    <style:style style:name="T74" style:parent-style-name="기본단락글꼴" style:family="text">
      <style:text-properties style:font-name="맑은 고딕" style:font-style-complex="italic"/>
    </style:style>
    <style:style style:name="T75" style:parent-style-name="기본단락글꼴" style:family="text">
      <style:text-properties style:font-name="맑은 고딕" style:font-style-complex="italic"/>
    </style:style>
    <style:style style:name="T76" style:parent-style-name="기본단락글꼴" style:family="text">
      <style:text-properties style:font-name="맑은 고딕" style:font-style-complex="italic"/>
    </style:style>
    <style:style style:name="T77" style:parent-style-name="기본단락글꼴" style:family="text">
      <style:text-properties style:font-name="맑은 고딕" style:font-style-complex="italic"/>
    </style:style>
    <style:style style:name="T78" style:parent-style-name="기본단락글꼴" style:family="text">
      <style:text-properties style:font-name="맑은 고딕" style:font-style-complex="italic"/>
    </style:style>
    <style:style style:name="T79" style:parent-style-name="기본단락글꼴" style:family="text">
      <style:text-properties style:font-name="맑은 고딕" style:font-style-complex="italic"/>
    </style:style>
    <style:style style:name="T80" style:parent-style-name="기본단락글꼴" style:family="text">
      <style:text-properties style:font-name="맑은 고딕" style:font-style-complex="italic"/>
    </style:style>
    <style:style style:name="T81" style:parent-style-name="기본단락글꼴" style:family="text">
      <style:text-properties style:font-name="맑은 고딕" style:font-style-complex="italic"/>
    </style:style>
    <style:style style:name="T82" style:parent-style-name="기본단락글꼴" style:family="text">
      <style:text-properties style:font-name="맑은 고딕" style:font-style-complex="italic"/>
    </style:style>
    <style:style style:name="T83" style:parent-style-name="기본단락글꼴" style:family="text">
      <style:text-properties style:font-name="맑은 고딕" style:font-style-complex="italic"/>
    </style:style>
    <style:style style:name="T84" style:parent-style-name="기본단락글꼴" style:family="text">
      <style:text-properties style:font-name="맑은 고딕" style:font-style-complex="italic"/>
    </style:style>
    <style:style style:name="T85" style:parent-style-name="기본단락글꼴" style:family="text">
      <style:text-properties style:font-name="맑은 고딕" style:font-style-complex="italic"/>
    </style:style>
    <style:style style:name="T86" style:parent-style-name="기본단락글꼴" style:family="text">
      <style:text-properties style:font-name="맑은 고딕" style:font-style-complex="italic"/>
    </style:style>
    <style:style style:name="T87" style:parent-style-name="기본단락글꼴" style:family="text">
      <style:text-properties style:font-name="맑은 고딕" style:font-style-complex="italic"/>
    </style:style>
    <style:style style:name="T88" style:parent-style-name="기본단락글꼴" style:family="text">
      <style:text-properties style:font-name="맑은 고딕" style:font-style-complex="italic"/>
    </style:style>
    <style:style style:name="T89" style:parent-style-name="기본단락글꼴" style:family="text">
      <style:text-properties style:font-name="맑은 고딕" style:font-style-complex="italic"/>
    </style:style>
    <style:style style:name="T90" style:parent-style-name="기본단락글꼴" style:family="text">
      <style:text-properties style:font-name="맑은 고딕" style:font-style-complex="italic"/>
    </style:style>
    <style:style style:name="T91" style:parent-style-name="기본단락글꼴" style:family="text">
      <style:text-properties style:font-name="맑은 고딕" style:font-style-complex="italic"/>
    </style:style>
    <style:style style:name="T92" style:parent-style-name="기본단락글꼴" style:family="text">
      <style:text-properties style:font-name="맑은 고딕" style:font-style-complex="italic"/>
    </style:style>
    <style:style style:name="T93" style:parent-style-name="기본단락글꼴" style:family="text">
      <style:text-properties style:font-name="맑은 고딕" style:font-style-complex="italic"/>
    </style:style>
    <style:style style:name="T94" style:parent-style-name="기본단락글꼴" style:family="text">
      <style:text-properties style:font-name="맑은 고딕" style:font-style-complex="italic"/>
    </style:style>
    <style:style style:name="T95" style:parent-style-name="기본단락글꼴" style:family="text">
      <style:text-properties style:font-name="맑은 고딕" style:font-style-complex="italic"/>
    </style:style>
    <style:style style:name="T96" style:parent-style-name="기본단락글꼴" style:family="text">
      <style:text-properties style:font-name="맑은 고딕" style:font-style-complex="italic"/>
    </style:style>
    <style:style style:name="T97" style:parent-style-name="기본단락글꼴" style:family="text">
      <style:text-properties style:font-name="맑은 고딕" style:font-style-complex="italic"/>
    </style:style>
    <style:style style:name="T98" style:parent-style-name="기본단락글꼴" style:family="text">
      <style:text-properties style:font-name="맑은 고딕" style:font-style-complex="italic"/>
    </style:style>
    <style:style style:name="T99" style:parent-style-name="기본단락글꼴" style:family="text">
      <style:text-properties style:font-name="맑은 고딕" style:font-style-complex="italic"/>
    </style:style>
    <style:style style:name="T100" style:parent-style-name="기본단락글꼴" style:family="text">
      <style:text-properties style:font-name="맑은 고딕" style:font-style-complex="italic"/>
    </style:style>
    <style:style style:name="T101" style:parent-style-name="기본단락글꼴" style:family="text">
      <style:text-properties style:font-name="맑은 고딕" style:font-style-complex="italic"/>
    </style:style>
    <style:style style:name="T102" style:parent-style-name="기본단락글꼴" style:family="text">
      <style:text-properties style:font-name="맑은 고딕" style:font-style-complex="italic"/>
    </style:style>
    <style:style style:name="T103" style:parent-style-name="기본단락글꼴" style:family="text">
      <style:text-properties style:font-name="맑은 고딕" style:font-style-complex="italic"/>
    </style:style>
    <style:style style:name="T104" style:parent-style-name="기본단락글꼴" style:family="text">
      <style:text-properties style:font-name="맑은 고딕" style:font-style-complex="italic"/>
    </style:style>
    <style:style style:name="T105" style:parent-style-name="기본단락글꼴" style:family="text">
      <style:text-properties style:font-name="맑은 고딕" style:font-style-complex="italic"/>
    </style:style>
    <style:style style:name="T106" style:parent-style-name="기본단락글꼴" style:family="text">
      <style:text-properties style:font-name="맑은 고딕" style:font-style-complex="italic"/>
    </style:style>
    <style:style style:name="T107" style:parent-style-name="기본단락글꼴" style:family="text">
      <style:text-properties style:font-name="맑은 고딕" style:font-style-complex="italic"/>
    </style:style>
    <style:style style:name="T108" style:parent-style-name="기본단락글꼴" style:family="text">
      <style:text-properties style:font-name="맑은 고딕" style:font-style-complex="italic"/>
    </style:style>
    <style:style style:name="T109" style:parent-style-name="기본단락글꼴" style:family="text">
      <style:text-properties style:font-name="맑은 고딕" style:font-style-complex="italic"/>
    </style:style>
    <style:style style:name="T110" style:parent-style-name="기본단락글꼴" style:family="text">
      <style:text-properties style:font-name="맑은 고딕" style:font-style-complex="italic"/>
    </style:style>
    <style:style style:name="T111" style:parent-style-name="기본단락글꼴" style:family="text">
      <style:text-properties style:font-name="맑은 고딕" style:font-style-complex="italic"/>
    </style:style>
    <style:style style:name="T112" style:parent-style-name="기본단락글꼴" style:family="text">
      <style:text-properties style:font-name="맑은 고딕" style:font-style-complex="italic"/>
    </style:style>
    <style:style style:name="T113" style:parent-style-name="기본단락글꼴" style:family="text">
      <style:text-properties style:font-name="맑은 고딕" style:font-style-complex="italic"/>
    </style:style>
    <style:style style:name="T114" style:parent-style-name="기본단락글꼴" style:family="text">
      <style:text-properties style:font-name="맑은 고딕" style:font-style-complex="italic"/>
    </style:style>
    <style:style style:name="T115" style:parent-style-name="기본단락글꼴" style:family="text">
      <style:text-properties style:font-name="맑은 고딕" style:font-style-complex="italic"/>
    </style:style>
    <style:style style:name="T116" style:parent-style-name="기본단락글꼴" style:family="text">
      <style:text-properties style:font-name="맑은 고딕" style:font-style-complex="italic"/>
    </style:style>
    <style:style style:name="T117" style:parent-style-name="기본단락글꼴" style:family="text">
      <style:text-properties style:font-name="맑은 고딕" style:font-style-complex="italic"/>
    </style:style>
    <style:style style:name="T118" style:parent-style-name="기본단락글꼴" style:family="text">
      <style:text-properties style:font-name="맑은 고딕" style:font-style-complex="italic"/>
    </style:style>
    <style:style style:name="T119" style:parent-style-name="기본단락글꼴" style:family="text">
      <style:text-properties style:font-name="맑은 고딕" style:font-style-complex="italic"/>
    </style:style>
    <style:style style:name="T120" style:parent-style-name="기본단락글꼴" style:family="text">
      <style:text-properties style:font-name="맑은 고딕" style:font-style-complex="italic"/>
    </style:style>
    <style:style style:name="T121" style:parent-style-name="기본단락글꼴" style:family="text">
      <style:text-properties style:font-name="맑은 고딕" style:font-style-complex="italic"/>
    </style:style>
    <style:style style:name="T122" style:parent-style-name="기본단락글꼴" style:family="text">
      <style:text-properties style:font-name="맑은 고딕" style:font-style-complex="italic"/>
    </style:style>
    <style:style style:name="T123" style:parent-style-name="기본단락글꼴" style:family="text">
      <style:text-properties style:font-name="맑은 고딕" style:font-style-complex="italic"/>
    </style:style>
    <style:style style:name="T124" style:parent-style-name="기본단락글꼴" style:family="text">
      <style:text-properties style:font-name="맑은 고딕" style:font-style-complex="italic"/>
    </style:style>
    <style:style style:name="T125" style:parent-style-name="기본단락글꼴" style:family="text">
      <style:text-properties style:font-name="맑은 고딕" style:font-style-complex="italic"/>
    </style:style>
    <style:style style:name="T126" style:parent-style-name="기본단락글꼴" style:family="text">
      <style:text-properties style:font-name="맑은 고딕" style:font-style-complex="italic"/>
    </style:style>
    <style:style style:name="T127" style:parent-style-name="기본단락글꼴" style:family="text">
      <style:text-properties style:font-name="맑은 고딕" style:font-style-complex="italic"/>
    </style:style>
    <style:style style:name="T128" style:parent-style-name="기본단락글꼴" style:family="text">
      <style:text-properties style:font-name="맑은 고딕" style:font-style-complex="italic"/>
    </style:style>
    <style:style style:name="T129" style:parent-style-name="기본단락글꼴" style:family="text">
      <style:text-properties style:font-name="맑은 고딕" style:font-style-complex="italic"/>
    </style:style>
    <style:style style:name="T130" style:parent-style-name="기본단락글꼴" style:family="text">
      <style:text-properties style:font-name="맑은 고딕" style:font-style-complex="italic"/>
    </style:style>
    <style:style style:name="T131" style:parent-style-name="기본단락글꼴" style:family="text">
      <style:text-properties style:font-name="맑은 고딕" style:font-style-complex="italic"/>
    </style:style>
    <style:style style:name="T132" style:parent-style-name="기본단락글꼴" style:family="text">
      <style:text-properties style:font-name="맑은 고딕" style:font-style-complex="italic"/>
    </style:style>
    <style:style style:name="T133" style:parent-style-name="기본단락글꼴" style:family="text">
      <style:text-properties style:font-name="맑은 고딕" style:font-style-complex="italic"/>
    </style:style>
    <style:style style:name="T134" style:parent-style-name="기본단락글꼴" style:family="text">
      <style:text-properties style:font-name="맑은 고딕" style:font-style-complex="italic"/>
    </style:style>
    <style:style style:name="T135" style:parent-style-name="기본단락글꼴" style:family="text">
      <style:text-properties style:font-name="맑은 고딕" style:font-style-complex="italic"/>
    </style:style>
    <style:style style:name="T136" style:parent-style-name="기본단락글꼴" style:family="text">
      <style:text-properties style:font-name="맑은 고딕" style:font-style-complex="italic"/>
    </style:style>
    <style:style style:name="T137" style:parent-style-name="기본단락글꼴" style:family="text">
      <style:text-properties style:font-name="맑은 고딕" style:font-style-complex="italic"/>
    </style:style>
    <style:style style:name="P138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139" style:parent-style-name="Standard" style:family="paragraph">
      <style:paragraph-properties fo:text-align="justify"/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style:font-name-asian="Times New Roman"/>
    </style:style>
    <style:style style:name="P141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42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43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44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145" style:parent-style-name="Standard" style:family="paragraph">
      <style:paragraph-properties fo:text-align="justify"/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147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48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49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50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51" style:parent-style-name="Standard" style:family="paragraph">
      <style:paragraph-properties fo:text-align="justify"/>
      <style:text-properties style:font-name="맑은 고딕" style:font-name-asian="맑은 고딕" style:font-style-complex="italic"/>
    </style:style>
    <style:style style:name="P152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153" style:parent-style-name="Standard" style:family="paragraph">
      <style:paragraph-properties fo:text-align="justify"/>
      <style:text-properties style:font-name-asian="Times New Roman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justify"/>
      <style:text-properties style:font-name-asian="Times New Roman" fo:font-style="italic" style:font-style-asian="italic" style:font-style-complex="italic"/>
    </style:style>
    <style:style style:name="P155" style:parent-style-name="Standard" style:family="paragraph">
      <style:paragraph-properties fo:text-align="justify"/>
    </style:style>
    <style:style style:name="T156" style:parent-style-name="기본단락글꼴" style:family="text">
      <style:text-properties style:font-name="맑은 고딕" style:font-style-complex="italic"/>
    </style:style>
    <style:style style:name="T157" style:parent-style-name="기본단락글꼴" style:family="text">
      <style:text-properties style:font-name="맑은 고딕" style:font-style-complex="italic"/>
    </style:style>
    <style:style style:name="T158" style:parent-style-name="기본단락글꼴" style:family="text">
      <style:text-properties style:font-name="맑은 고딕" style:font-style-complex="italic"/>
    </style:style>
    <style:style style:name="T159" style:parent-style-name="기본단락글꼴" style:family="text">
      <style:text-properties style:font-name="맑은 고딕" style:font-style-complex="italic"/>
    </style:style>
    <style:style style:name="T160" style:parent-style-name="기본단락글꼴" style:family="text">
      <style:text-properties style:font-name="맑은 고딕" style:font-style-complex="italic"/>
    </style:style>
    <style:style style:name="T161" style:parent-style-name="기본단락글꼴" style:family="text">
      <style:text-properties style:font-name="맑은 고딕" style:font-style-complex="italic"/>
    </style:style>
    <style:style style:name="T162" style:parent-style-name="기본단락글꼴" style:family="text">
      <style:text-properties style:font-name="맑은 고딕" style:font-style-complex="italic"/>
    </style:style>
    <style:style style:name="T163" style:parent-style-name="기본단락글꼴" style:family="text">
      <style:text-properties style:font-name="맑은 고딕" style:font-style-complex="italic"/>
    </style:style>
  </office:automatic-styles>
  <office:body>
    <office:text text:use-soft-page-breaks="true">
      <text:p text:style-name="P1"/>
      <text:p text:style-name="P2"/>
      <text:p text:style-name="P3"/>
      <text:p text:style-name="P4">M1522.000800 System Programming</text:p>
      <text:p text:style-name="P5">Fall 2019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System Programming</text:p>
      <text:p text:style-name="P19">Proxy Lab Report</text:p>
      <text:p text:style-name="P20"/>
      <text:p text:style-name="P21"/>
      <text:p text:style-name="P22"/>
      <text:p text:style-name="P23"/>
      <text:p text:style-name="P24">Jinje Han</text:p>
      <text:p text:style-name="P25">2018-18786</text:p>
      <text:p text:style-name="P26"/>
      <text:p text:style-name="P27"/>
      <text:p text:style-name="P28">1. Introduction</text:p>
      <text:p text:style-name="P29"/>
      <text:p text:style-name="P30"><text:s text:c="2"/>이번 랩의 목적은 소켓 통신을<text:s/>기반으로 동작하는 서버를<text:s/>localhost에서 구현하고,<text:s/>브라우저와 서버 사이에서 작동하는 프록시 서버를 구현하는 것이다.<text:s/>동일한 컴퓨터의 브라우저의<text:s/>search bar에<text:s/>localhost를 기반으로 하는<text:s/>URL을 작성하면,<text:s/>브라우저가 이를<text:s/>request로 바꾸어 서버에 보낸다.<text:s/>이에 반응하여<text:s/>서버는<text:s/>response를 돌려주고<text:s/>브라우저는<text:s/>이를 창에<text:s/>GUI의 형태로<text:s/>표시한다.</text:p>
      <text:p text:style-name="P31"/>
      <text:p text:style-name="P32">2. Important Concepts</text:p>
      <text:p text:style-name="P33"/>
      <text:p text:style-name="P34"><text:span text:style-name="T35"><text:s text:c="2"/>네트워크 응용 프로그램은 클라이언트-서버 모델에 기초하고 있다.</text:span><text:span text:style-name="T36"><text:s/></text:span><text:span text:style-name="T37">클라이언트와 서버는 각각이 프로세스이며,</text:span><text:span text:style-name="T38"><text:s/></text:span><text:span text:style-name="T39">서로 간의<text:s/></text:span><text:span text:style-name="T40">connection</text:span><text:span text:style-name="T41">을 통해 byte들을 주고받는 형식으로 통신을 진행한다</text:span><text:span text:style-name="T42">.</text:span><text:span text:style-name="T43"><text:s/></text:span><text:span text:style-name="T44">소켓은 이러한<text:s/></text:span><text:span text:style-name="T45">connection</text:span><text:span text:style-name="T46">의 양 끝점이다.</text:span><text:span text:style-name="T47"><text:s/></text:span><text:span text:style-name="T48">소켓은 각 호스트의 주소와 포트 번호를 포함한다.</text:span><text:span text:style-name="T49"><text:s/></text:span><text:span text:style-name="T50">통신은 고도로 추상화된 과정이기 때문에<text:s/></text:span><text:span text:style-name="T51">소켓 통신을 위한 함수는 많이 구현되어 있다.</text:span><text:span text:style-name="T52"><text:s/></text:span><text:span text:style-name="T53">소켓을 여는 함수,</text:span><text:span text:style-name="T54"><text:s/></text:span><text:span text:style-name="T55">connection과 관련된 함수,</text:span><text:span text:style-name="T56"><text:s/></text:span><text:span text:style-name="T57">소켓과 호스트 정보를 상호 변환하는 함수 등이 있다.</text:span><text:span text:style-name="T58"><text:s/></text:span><text:span text:style-name="T59">이러한 함수들을 적극적으로 사용해야<text:s/></text:span><text:span text:style-name="T60">잘 모듈화된 서버를 구축할 수 있다.</text:span></text:p>
      <text:p text:style-name="P61"/>
      <text:p text:style-name="P62">3. Part A</text:p>
      <text:p text:style-name="P63"/>
      <text:p text:style-name="P64"><text:s text:c="2"/>이<text:s/>단계에서는<text:s/>localhost에서<text:s/>http request를 받고<text:s/>response를 반환하는<text:s/>서버를<text:s/>구현해야 한다.<text:s/>http.c를 컴파일해 만든<text:s/>http<text:s/>프로그램은 정수 인자 하나를 받고,<text:s/>이를<text:s/>localhost의<text:s/>port number로<text:s/>사용하여<text:s/>server가 된다. 이 프로그램이 하는 일은 아래와 같이 구현되었다.</text:p>
      <text:p text:style-name="P65"><text:s text:c="2"/>먼저<text:s/>Open_listenfd<text:s/>함수를 통해<text:s/>인자<text:s/>port로 접근 가능한<text:s/>listening socket을 하나 만들어<text:s/>client로부터<text:s/>connection을 요청<text:s/>받을 준비를 해야 한다.<text:s/>Socket이 만들어지면 이제<text:s/>프로그램이 종료할 때까지 connection와<text:s/>request를 반복적으로 받을 것이다.<text:s/>이를 위해<text:s/>무한 루프 속에서<text:s/>Accept를<text:s/>call<text:s/>한다.<text:s/>Browser가<text:s/>이<text:s/>socket에<text:s/>Connect를 보내면 Accept는 그에 반응하여<text:s/>connecting<text:s/>socket descriptor(integer<text:s/>값)을 반환하는데,<text:s/>이<text:s/>descriptor에 write를 함으로써<text:s/>browser에<text:s/>입력 반응을<text:s/>돌려줄 수 있다.<text:s/>이제 connection이 성사된 것이다.<text:s/></text:p>
      <text:p text:style-name="P66"><text:s text:c="2"/>Connect된 후<text:s/>request를 처리하는 것은<text:s/>doit<text:s/>함수에서 하는 일이다.<text:s/>doit은<text:s/>넘겨받은<text:s/>descriptor(이하<text:s/>fd)를<text:s/>robust I/O<text:s/>구조체와 함께<text:s/>Rio_readinitb<text:s/>함수에 넣는 방식으로<text:s/>fd에서<text:s/>request를 읽을 수 있다.<text:s/>첫 줄은<text:s/>method, URI, http version이 차례로 들어오는데,<text:s/>http version은 고정이므로 신경<text:s/>쓸 필요 없다. 이 서버는<text:s/>GET에만 반응하는<text:s/>server이므로<text:s/>GET<text:s/>이외의<text:s/>method가 들어왔다면<text:s/>501 not implemented error를 반환하면 된다.<text:s/>GET<text:s/>request인 것이 정해졌다면<text:s/>URI를<text:s/>parse하여 따라 반환할 값을 정하면 된다.<text:s/>이<text:s/>과정은<text:s/>parse_uri<text:s/>함수로 이미 구현되어 있다.<text:s/>이 함수에서는 반환할<text:s/>file의<text:s/>directory와<text:s/>name을 알 수 있는데,<text:s/><text:soft-page-break/>만약 이러한 파일이 존재하지 않는다면<text:s/>404 not found error를,<text:s/>이게 파일이 아니라 directory라면<text:s/>403 forbidden<text:s/>error를 반환하면 된다.<text:s/>이 서버는<text:s/>static content만을 처리하므로 실행 파일을 작동시킬 필요는 없다.<text:s/>error의 반환은 clienterror<text:s/>함수를 통하여 이루어지는데,<text:s/>fd와 error number, error<text:s/>message<text:s/>등을<text:s/>argument로 넣어 주면 이 함수가 알아서<text:s/>적절한<text:s/>error response를 반환해<text:s/>준다.</text:p>
      <text:p text:style-name="P67"><text:span text:style-name="T68"><text:s text:c="2"/></text:span><text:span text:style-name="T69">이제 어떤<text:s/></text:span><text:span text:style-name="T70">file</text:span><text:span text:style-name="T71">을 반환해 줄 지 알게 되었으므로<text:s/></text:span><text:span text:style-name="T72">response</text:span><text:span text:style-name="T73">의 형식에 맞춰 반환해 주기만 하면 된다.</text:span><text:span text:style-name="T74"><text:s/>Response</text:span><text:span text:style-name="T75"><text:s/></text:span><text:span text:style-name="T76">line</text:span><text:span text:style-name="T77">은<text:s/></text:span><text:span text:style-name="T78">header</text:span><text:span text:style-name="T79">와<text:s/></text:span><text:span text:style-name="T80">content<text:s/></text:span><text:span text:style-name="T81">부분으로 나누어져 있다.</text:span><text:span text:style-name="T82"><text:s/></text:span><text:span text:style-name="T83">Content</text:span><text:span text:style-name="T84"><text:s/></text:span><text:span text:style-name="T85">부분은 말 그대로 파일의 내용을 반환해 주면 된다.</text:span><text:span text:style-name="T86"><text:s/>Open<text:s/></text:span><text:span text:style-name="T87">함수를 통해<text:s/></text:span><text:span text:style-name="T88">file</text:span><text:span text:style-name="T89">을<text:s/></text:span><text:span text:style-name="T90">read only</text:span><text:span text:style-name="T91">로 연 다음 파일의 값과 길이를 알아 내고,</text:span><text:span text:style-name="T92"><text:s/></text:span><text:span text:style-name="T93">그대로<text:s/></text:span><text:span text:style-name="T94">Rio_writen</text:span><text:span text:style-name="T95">을 통해<text:s/></text:span><text:span text:style-name="T96">fd</text:span><text:span text:style-name="T97">에 적어 주면 된다.</text:span><text:span text:style-name="T98"><text:s/>Header</text:span><text:span text:style-name="T99">는 어느 정도 형식이 필요한데,</text:span><text:span text:style-name="T100"><text:s/></text:span><text:span text:style-name="T101">우선 첫 줄로<text:s/></text:span><text:span text:style-name="T102">요청이<text:s/></text:span><text:span text:style-name="T103">error<text:s/></text:span><text:span text:style-name="T104">없이 정상적으로 처리되었다는<text:s/></text:span><text:span text:style-name="T105">메시지를 내보내야 한다.</text:span><text:span text:style-name="T106"><text:s/></text:span><text:span text:style-name="T107">그 다음으로 서버의 이름,</text:span><text:span text:style-name="T108"><text:s/>content</text:span><text:span text:style-name="T109">의 길이,</text:span><text:span text:style-name="T110"><text:s/></text:span><text:span text:style-name="T111">content의<text:s/></text:span><text:span text:style-name="T112">type</text:span><text:span text:style-name="T113">을 한 줄씩 적어 주어야 한다.</text:span><text:span text:style-name="T114"><text:s/></text:span><text:span text:style-name="T115">한 줄의 끝은<text:s/></text:span><text:span text:style-name="T116">\n</text:span><text:span text:style-name="T117">이 아닌<text:s/></text:span><text:span text:style-name="T118">\r\n</text:span><text:span text:style-name="T119">이며,</text:span><text:span text:style-name="T120"><text:s/></text:span><text:span text:style-name="T121">header와<text:s/></text:span><text:span text:style-name="T122">content</text:span><text:span text:style-name="T123">는 빈 줄(</text:span><text:span text:style-name="T124">\r\n)</text:span><text:span text:style-name="T125">으로 구별한다.</text:span><text:span text:style-name="T126"><text:s/></text:span><text:span text:style-name="T127">이 규칙들을 지키면서 fd에 Rio_</text:span><text:span text:style-name="T128">writen</text:span><text:span text:style-name="T129">으로 적어 주면<text:s/></text:span><text:span text:style-name="T130">response</text:span><text:span text:style-name="T131">가 완료된다.</text:span><text:span text:style-name="T132"><text:s/></text:span><text:span text:style-name="T133">이제 다시<text:s/></text:span><text:span text:style-name="T134">main</text:span><text:span text:style-name="T135">의 루프로 되돌아가서 다른<text:s/></text:span><text:span text:style-name="T136">response</text:span><text:span text:style-name="T137">들을 처리할 차례이다.</text:span></text:p>
      <text:p text:style-name="P138"/>
      <text:p text:style-name="P139">4. Part B</text:p>
      <text:p text:style-name="P140"/>
      <text:p text:style-name="P141"><text:s text:c="2"/>B단계는 브라우저와<text:s/>http<text:s/>서버 사이에<text:s/>proxy<text:s/>서버를 추가하는 것이다.<text:s/>proxy<text:s/>서버를 사용하면 브라우저는<text:s/>http<text:s/>서버에 직접<text:s/>request를 보내는 대신<text:s/>proxy<text:s/>서버에 request를 보내게 되고,<text:s/>proxy서버는 받은<text:s/>request를 잘 해석해서<text:s/>http<text:s/>서버에<text:s/>request를 전송,<text:s/>response를 받아서 그걸 다시 브라우저로 전송하게 된다.<text:s/>즉,<text:s/>proxy<text:s/>서버는<text:s/>request와<text:s/>response를 모두 주고받는 중간 관계자인 것이다.<text:s/>이렇게만 있으면 쓸데없이 중간 과정이 추가된 것처럼 보이지만,<text:s/>이후<text:s/>C단계에서 할 것처럼 proxy<text:s/>서버에서 여러 유용한 작업들을 할 수도 있다.</text:p>
      <text:p text:style-name="P142">가운데에<text:s/>proxy server가 끼어 있다고<text:s/>request<text:s/>명령어가 달라지는 것은 아니기 때문에<text:s/>기본적으로 브라우저로부터 전달받은<text:s/>request를 그대로<text:s/>http<text:s/>서버에 전달해 주면 된다.<text:s/>브라우저 쪽 file descriptor에서 Rio_readline으로 받은 줄을<text:s/>http<text:s/>서버 쪽<text:s/>file descriptor로 Rio_writeen하면 된다.<text:s/>다만 여기에서 URI를<text:s/>parse하여<text:s/>host와<text:s/>port, filename을 직접 알아내는 과정이 필요한데,<text:s/>parse_uri_proxy에서 해 주어야 한다.<text:s/>http://는 버려도 되고,<text:s/>host-port-filename<text:s/>순으로 붙어 있는데<text:s/>port는 생략되어<text:s/>default인<text:s/>80번을 나타낼 수도 있다.<text:s/>이렇게 알아낸<text:s/>host와<text:s/>port는 proxt server -&gt; http server<text:s/>방향<text:s/>request의 두 번째 줄의 구성 요소가 된다.</text:p>
      <text:p text:style-name="P143">이제<text:s/>http<text:s/>서버에서 다시 브라우저로 전달할 차례인데,<text:s/>이 역시 받은 것들을 그대로 전달하면 된다.<text:s/>그런데 content를 전달할 때<text:s/>content의 길이를 알고 있어야 하고,<text:s/>이것은<text:s/>response header에 적혀 있기 때문에<text:s/>header를 잘<text:s/>parse하여 알아 내야 한다.<text:s/>이 정보가<text:s/><text:soft-page-break/>적혀 있는 줄은<text:s/>“Content-Length: ”로 시작하기 때문에<text:s/>strncmp<text:s/>함수를 적절히 사용하여 검사하였다.<text:s/>length를 알아내는 과정에서<text:s/>header는 한 줄씩 전달하고,<text:s/>이후에 나오는<text:s/>content는 한 번에 전달하면 된다.</text:p>
      <text:p text:style-name="P144"/>
      <text:p text:style-name="P145">5. Part C</text:p>
      <text:p text:style-name="P146"/>
      <text:p text:style-name="P147"><text:s text:c="2"/>C단계는 프록시 서버에 캐시를 추가하는 작업이다.<text:s/>B단계에서 proxy서버는 브라우저로부터<text:s/>request를 받으면 그<text:s/>reqeust를 그대로 http<text:s/>서버로 전달하는 역할만 했는데,<text:s/>만약 동일한<text:s/>request가 여러 번 들어오면 그때마다<text:s/>http<text:s/>서버에 접속하는 것보다는 어딘가에<text:s/>response를 저장 놓고 반환하는 것이 나을 것이다.<text:s/>이 기능을 해 주는 캐시를<text:s/>proxy<text:s/>서버에 추가할 것이다.<text:s/></text:p>
      <text:p text:style-name="P148">cache와 관련되어<text:s/>cache.h와<text:s/>cache.c가 있다.<text:s/>cache.h에는 이번 단계에서 사용할 함수들과<text:s/>cache block struct를 정의하는 것이다.<text:s/>cache block에 들어갈 field로는<text:s/>request의<text:s/>URI,<text:s/>request에 대한<text:s/>response header, response의<text:s/>content, content의 길이이다.<text:s/>여기에 나는<text:s/>linked list<text:s/>방식으로 캐시를 만들었기 때문에 다음<text:s/>block을 가리키는 cache block pointer도 하나 넣어 주었다.<text:s/>URI와<text:s/>response header는 크기가 한정되어 있기 때문에<text:s/>char의 배열로 직접 넣어 주었지만,<text:s/>content는 지나치게 길어질 수 있기 때문에<text:s/>struct 내부에는<text:s/>char pointer만 저장해 놓고<text:s/>malloc하는 방식으로 사용했다.<text:s/>Cache block은 이렇게 만들어 놓고,<text:s/>cache.c에는 시작<text:s/>block을 가리키는<text:s/>start<text:s/>포인터와 cache_size<text:s/>변수를 적어 놓았다.</text:p>
      <text:p text:style-name="P149"><text:s text:c="2"/>다음으로 cache와 관련된 함수들을 구현했다.<text:s/>첫째는<text:s/>find_cache_block으로,<text:s/>URI<text:s/>값을 통해 원하는<text:s/>cache block을 찾는 함수이다.<text:s/>Block들을 처음부터 하나씩 순회하다가<text:s/>URI가 같은 게 나오면 바로 반환하고,<text:s/>끝까지 갔는데 없으면<text:s/>NULL을 반환한다.<text:s/>둘째는<text:s/>add_cache_block으로,<text:s/>response의 구성 요소들을 받아<text:s/>cache block으로 저장한다.<text:s/>이 과정에서<text:s/>cache block을<text:s/>malloc하고,<text:s/>그 안에 있는 content<text:s/>또한<text:s/>malloc으로 할당한다.<text:s/>또한<text:s/>cache_size에<text:s/>block<text:s/>+ content의 크기를 더해 주어야 한다.<text:s/>셋째는<text:s/>cache_replacement_policy로,<text:s/>add<text:s/>함수 끝마다 불리면서 전체<text:s/>cache의 크기가 너무 커졌을 때 cache<text:s/>block들을<text:s/>free하는 역할을 한다.<text:s/>FIFO<text:s/>규칙을 활용하여 linked list의 앞에서부터 차례대로<text:s/>free한다.</text:p>
      <text:p text:style-name="P150"><text:s text:c="2"/>함수들을 다 만들었으니 이제 코드에서 적절히 사용할 차례였다.<text:s/>Proxy server의 코드에 적당히 끼워 넣으면 되었다.<text:s/>find 함수를 불러서<text:s/>NULL이 반환되면 그냥 기존의 코드를 사용하고,<text:s/>반환값이 있으면 그 포인터를 통해 cache block을 가져온다.<text:s/>Block<text:s/>안에는 response header와<text:s/>content가 들어 있으니 그대로 반환하면 되는 것이었다.<text:s/>이때<text:s/>response는<text:s/>null-terminateed string으로 저장해 두어서<text:s/>strlen으로 길이를 측정하면 되었지만<text:s/>content는<text:s/>그렇지 않았기 때문에 contentLength를 받아 와서<text:s/>size_t<text:s/>인자로 넣어 주어야 했다.</text:p>
      <text:soft-page-break/>
      <text:p text:style-name="P151"><text:s text:c="2"/>마지막으로<text:s/>한 작업이<text:s/>남았는데,<text:s/>캐시 로그를 작성하는 것이었다.<text:s/>브라우저로부터<text:s/>request가 올 때마다<text:s/>log를 작성하는 것이었다.<text:s/>Log의 한 줄에는 어떤<text:s/>request가<text:s/>cache hit이 되었는지 여부,<text:s/>request가 들어온 시각,<text:s/>request의<text:s/>URI, content의<text:s/>length가 들어가 있다.<text:s/>날짜는<text:s/>&lt;time.h&gt;의 라이브러리를 사용하여 알아내고,<text:s/>나머지는 인자로 전달받아 string을 적절히 만들었다.<text:s/>이제<text:s/>open을 통해<text:s/>proxy.log라는 파일을 쓰기 전용,<text:s/>append하는 방식으로 열고 그 안에<text:s/>string을 적어 넣었다.<text:s/>그리고<text:s/>open에서 반환한<text:s/>fd를<text:s/>close했다.</text:p>
      <text:p text:style-name="P152"/>
      <text:p text:style-name="P153">6. Conclusion</text:p>
      <text:p text:style-name="P154"/>
      <text:p text:style-name="P155"><text:span text:style-name="T156"><text:s text:c="2"/>네트워크 관련 코드를 작성하는 것은 처음이었기 때문에 이를 위해 많은 공부를 해야 했다.</text:span><text:span text:style-name="T157"><text:s/></text:span><text:span text:style-name="T158">서로 다른 두 프로세스 간에 정보를 전달하는 작업은 어떻게 적어야 하나 막막했는데,</text:span><text:span text:style-name="T159"><text:s/></text:span><text:span text:style-name="T160">다행히 놀라울 정도로 잘 추상화되어 있어서 놀랐다.</text:span><text:span text:style-name="T161"><text:s/></text:span><text:span text:style-name="T162">프록시 서버가 할 수 있는 간단한 일을 알아보았는데 또 할 수 있는 일에는 무엇이 있는지 궁금해졌다</text:span><text:span text:style-name="T16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맑은 고딕" svg:font-family="맑은 고딕" style:font-family-generic="modern" style:font-pitch="variable" svg:panose-1="2 11 5 3 2 0 0 2 0 4"/>
    <style:font-face style:name="Lohit Hindi" svg:font-family="Lohit Hindi" style:font-family-generic="system"/>
    <style:font-face style:name="DejaVu Sans" svg:font-family="DejaVu Sans" style:font-family-generic="swiss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맑은 고딕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style:font-name-asian="Times New Roman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n Jinje</dc:creator>
    <meta:creation-date>2016-12-21T00:59:00Z</meta:creation-date>
    <dc:date>2019-12-03T07:41:00Z</dc:date>
    <meta:template xlink:href="Normal.dotm" xlink:type="simple"/>
    <meta:editing-cycles>59</meta:editing-cycles>
    <meta:editing-duration>PT15780S</meta:editing-duration>
    <meta:document-statistic meta:page-count="5" meta:paragraph-count="11" meta:word-count="851" meta:character-count="5695" meta:row-count="40" meta:non-whitespace-character-count="4855"/>
  </office:meta>
</office:document-meta>
</file>